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WW-Domy_3f_lnie" style:list-style-name="">
      <style:paragraph-properties fo:margin-top="0in" fo:margin-bottom="0.139in" fo:line-height="115%"/>
    </style:style>
    <style:style style:name="P2" style:family="paragraph" style:parent-style-name="WW-Domy_3f_lnie" style:list-style-name="">
      <style:paragraph-properties fo:margin-top="0in" fo:margin-bottom="0.139in" fo:line-height="115%"/>
      <style:text-properties style:font-name="Calibri" fo:font-size="16pt" fo:language="pl" fo:country="PL" style:font-name-asian="Calibri" style:font-name-complex="Calibri"/>
    </style:style>
    <style:style style:name="T1" style:family="text">
      <style:text-properties style:font-name="Calibri" fo:font-size="16pt" fo:language="pl" fo:country="PL" style:font-name-asian="Calibri"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mię: Monica</text:span></text:p>
      <text:p text:style-name="P2">Nazwisko: La Cruz.</text:p>
      <text:p text:style-name="P2">Miejsce Pracy: Narodowe Biuro Bezpieczenstwa.</text:p>
      <text:p text:style-name="P2">Wiek: 40</text:p>
      <text:p text:style-name="P2">Rodzina: bardzo dużo jej się przewija. Najważniejsi są: Rodrigez, Martin, Stefani, Eugene,Antoni.</text:p>
      <text:p text:style-name="P1"/>
      <text:p text:style-name="P2">Historia:</text:p>
      <text:p text:style-name="P1"/>
      <text:p text:style-name="P1"/>
      <text:p text:style-name="P1"><text:s/><text:tab/>Monica pochodzi z zamożnej rodziny Cruzo. <text:s/>Do nich należy fundusz inwestycyjny SaberiaIMC, którym obecnie zarządza <text:s/>oficjalnie prezes Christian Lafevre, a tak naprawdę najstarszy członek rodziny Eugene La Cruz. Zaś za czarną sferę odpowiada Rodrigez La Cruz, brat Antoniego La Cruz, ojca Monici. Głównym filarem zarobkowym jest nielegalna sprzedaż bronii dla Afrykańskich rebelii, oskarża się ich o wspieranie bojówek IRA, choć oficjalnie dowodów na to nie mają . Poza tym zajmują <text:s/>się praniem brudnym pieniędzy przez spółki słupy, <text:s/>które są póżniej sprzedawane SaberiaIMC. Największe wpływy posiadają szczególnie w Hiszpanii oraz Europie Południowej. Na świecie łącznie posiadają 23 delegatury. <text:s/>W roku 1965, po znisczeniu przez FBI mafii AlCapon'ego, Yakuza szuka nowego wspólnika, który by pomógł ofbudować szlaki narkotykowe prowadzące z głębi Azji do Atlantyckich <text:s/>nabrzeży USA. Do tej misji, Eugene wysyła swojego syna Antonio. Z powodzeniem. Zakłada on 16 delegaturę La Cruz oraz fundusz inwestycyjny CLC (Cruz-Ling Company). <text:s/>Prezesem została Adelia La Cruz, siostra Antonio oraz Kira Ling- najmłodszy syn Hidekiego Ling'a- bossa gangu Chung-Lan, do których należy fundusz inwestycyjny <text:s/>SaneKo, właściel akcji między innymi Nintendo, Sony , Toshiba. <text:s/>W roku 1966r. CLC zakłada spółkę córkę- Seagate- morski transport międzykontynentalny. Firma miała być przykrywką do przemytu narkotyków z fabryk, znajdujących się w Libii , Egipcie czy w Sudanie. <text:s/>Nie muszę mówić, że obecny układ nie podoba się Kamorze, która straciła sporą część wpływów. Moskale również mają chrapkę na tereny opuszczone przez AlCapone. <text:s/>Rozpoczyna się wojna mafii Dwóch Czarnych Węży <text:s/>przeciwko Mutai-gun z moskalskimi łabędnicami. Oficjalnie zakończona w roku 1985r. , z powodu japońskiego kryzysu gospodarczego. W roku 1963r Antonio żeni się z Mio Ling, córką bossa. W roku 1965r. , rodzi się Stefanii, a cztery lata póżniej Monica. W roku 1970r. , ginie Mio , podczas strzelaniny. Hideki Ling nie może się otrzasnąc się, po utracie córki, uznaje że jest to wina Antoniego. Od tego dnia, obydwoje stoją po przeciwnej stronie barykady. Osamotniony Antonii popada w szał I postanawia urządzić krwawą rzeż, która zwana będzie zwana “Purpowym poniedziałkiem”, która rozpocznie trwają blisko 10 lat wojnę gangów. By <text:s/>zapewnić bezpieczeństwo <text:soft-page-break/>swojej rodzinie<text:bookmark-start text:name="__DdeLink__0_709599310"/>,<text:bookmark-end text:name="__DdeLink__0_709599310"/> przenosi Moni I Stefanii do małej wsi Tsanguchi znajdującej się na północy, z dala od ulicznych walk. <text:s/>W ramach ochrony zabiera z sobą swoją prawą rekę, ale też przyjaciela Bena “Worm” Jefersona. Od teraz to on jest ich przebranym ojcem I matką, aż do czasu gdy zemsta Antoniego się wypełnii.Od tego czasu Antonio, nigdy nie znalazł sobie pot em nowej żony. A w życiu Monici jak I Steffani zaczynają dominować mężczyżni. Tu warto wspomnieć, że w tych czasach (lata dziewiećdziesiąte) japoński rząd rozpoczął walkę z zorganizowaną przstępczością. <text:s/>Gangsterzy wycofowywali się z brudnych intereów I szukali stanowisk w czystych firmach. Jedną z nch był Segate. <text:s text:c="2"/>.Choć “matką” był powiedzmy beznadziejny. Nauczył je jak się strzela, biję się , prowadzi się samochód. Chciał by były twardzielkami. W końcu ktoś będzie musiał przejąć władzę nad japońską delegaturą. <text:s/>Nie chodili do szkoły, mieli prywatnych nauczycieli.</text:p>
      <text:p text:style-name="P1"/>
      <text:p text:style-name="P1"><text:s/>Po 6 latach wojowania, cieżko ranny, wycofuje się z biznesu, przekazując pałeczkę Martinezowi La Cruz (najmłodszy brat). Zarobione pieniądze pakuje w nową firmę technologiczną: Seagate.</text:p>
      <text:p text:style-name="P1"/>
      <text:p text:style-name="P1"/>
      <text:p text:style-name="P1">Wieczorem po <text:s/>16 urodzinach, robią z niej oficjalnego członka “Dwóch Czarny węży”. Robią jej tatuaż nad lewym obojczykiem. Wyprowadza się wraz z Stefanii z wsi <text:s/>Tsangunchi za namową Worm'a do Tokio. <text:s/>W końcu mogą poczuć wolność, nie zdają sobie z tego, że Worm prowadził nad nimi w ukryciu ochronę. Antonio mianuje go <text:s/>kierownikiem fabryki w Jokochamie. Moni idzie do prywatnego liceum w Tokio dzielnicy Akihabara, a Stefanii rozpoczyna studię. Szkołę prowadzi bardzo dobra znajoma Antoniego – Reiko Lung. Prowadzili razem interesy CLC Co. <text:s/>Była księgową- tuszowała m.i.n: nadużycia w firmie starej Seagate . <text:s/>W roku 1992 r. <text:s/>prof.Oshiro (tak ten od projektu F4B). Prosi swojego obecnego szefa (Antoniego) do przygarnięcia pod swoje skrzydła rodziny Hyungów. Antoni na to się zgadza I organizuje im transport do Japonii. Wkrótce potem Moni I Stefanie poznają Naomi, która wtedy ma 15 lat. Antoni prosi dziewcznki, by pomogli jej za klimitatyzowaniem się, po ciężkich przeżyciach w Chinach. A gdy kończy 16 lat, idzie do tej samej szkoły co Moni I Stefani. <text:s text:c="2"/>Od tej chwili stają się zgraną paczką. <text:s/>Lecz, co ważyło, że ich losy się powiązały?</text:p>
      <text:p text:style-name="P1">Tak jak wspominałem. Naomi, Moni I Stefani, dopiero poznawali owoc wolności, będąc poza swoimi klatkami. Siostrzyczki zniknęły od wszędobylskiego wzroku ojca Antoniego. Naomi poza chińskim murem. Nie załowali mocnych odżywek, alkocholu o narkotykach nie wspomnę. <text:s/>Chyba, jak każdy młody człowiek :). Oczywiście Naomi, również z nimi się bawiła, jednakże nie piła alkocholu, nie paliła itd. BCała się reakcji rodziców itd. Jednakże, długo <text:s/>nie wytrwała w absytencji. Był 1997r. , koniec roku szkolnego. Nasze bohaterki, postanawiają uczcić “przejście przez męki do kolejnej klasy” I idą do tokijskiego klubu AiR. Naomi postanawia zaszaleć I idzie na całość. <text:s/>Chcę poznać jakiegoś miłego chłopaka . Siostrzyczki Cruz, cieszą się z tego faktu, że w końcu chce się z kimś związać. Naomi po wypiciu parę głębszych, rusza na łowy. Poznaje Keichiego Itoshi, syna dyrektora portu w Jokohamie. Chodzi do tej samej szkoły co oni. Zdobywa serce Naomi i potajemnie wsypuje tabletkę gwałtu (Warto tu zaznaczyć , że bujał się w niej od dłuższego czasu). <text:s/><text:soft-page-break/>Nie muszę mówić, co się działo póżniej. Pierwsza skapnęła się Stefani, że nie widzi Naomi na parkiecie. Informuje o tym <text:s/>Moni, <text:s/>Obawia się, że mogło jej się coś stać. Moni ją uspokaja I razem idą jej szukać. Po pół-godzinie szperania po kątach . Postanawiają wykorzystać plukswę zamontowaną w telefonie komórkowym Naomi, który dostała po przyjedzie do kraju od Antoniego. Jednak był problem, jedynie Worm mógł z niej korzystać. Z braku wyboru dzwoni do niego Moni I prosi go, by zlokalizował Naomi telefon, bo ją zgubili. No I najważniejsze: Nie ma nic mówić tacie, bo wkurzy się. Worm przystaje na to I ostrzega ich, że to jest ostatni raz, kiedy przymyka oko. Poza tym stawia warunek, przyjedzie po nich I zawiezie je do domu. <text:s text:c="5"/>Siostrzyczki zgadzają się na to. Worm uruchamia program I lokalizuje zaguubioną... 2 piętra wyżej. Pada na nie blady strach, wiedzą co się znajduje wyżej. Wybiegają z kluby I po przestraszeniu pracownika , wyważają drzwi do pokoju 401. <text:s/>Ich najgorsze domyślenia się spełniły. Pół-przytomna Naomi leżała nago w pozycji małżeńskiej z kolesiem, którego Stefani znała. Moni brutalnie uderza kaburą w twarz gwałciciela I zrzuca go na podłogę. Następnie przygniata szpilką jego przyrodzenie I mierzy do niego z swojego desert eagle. W tymczasie Stefani próbuje ogarnać Naomi I ubrać ją, co nie było najłatwiejszym zadaniem, gdy połowa ciuchów była rozdarta. Gdy już są <text:s/>gotowe do wyjścia I samochód na nich czeka. Moni postanawia mu dać pamiątkę do końca życia. Podnosi nogę z spuchniałego przyrodzenia Keichego I strzela w nie, przestrzeliwując mu jądro I penisa. </text:p>
      <text:p text:style-name="P1"/>
      <text:p text:style-name="P1">Miało to bardzo negatywny wpływ. Okazało się , że jego wujkiem jest nikt inny Hideki Ling. A gdy ten się dowiedział, to Antonii też się dowiedział. Ten się uniża, oddaje mu 10% procent akcji w Seagate. Worm traci zaufanie u Antoniego oraz posadę dyrektora. Ostatecznie żegna się z firmą. Od teraz pracuje jako informator, który ma odpowiednie wtyczki. Monica I Stefanii dostają raz w życiu ostre wciry od ludzi Antoniego. Stefanii wkrótce skończy studia I wyjedzie z Japonii na 5 lat do centrali w Hiszpani, na praktyki. Po 5 latach, zostaje nowym bossem Dwóch Czarnych Węży w Japonii. <text:s/>W tym czasie Monica postanawia pójść do wojskowej Akademii w Kyoto. Po studiach zostaje asystentką inspektora Keichiro Kabayoshi'ego. Po rozwiązaniu sprawy sekty “niebieskiego krzyża”, dostaje awans na inspektora, a jako asystentkę bierze Naomi, która wybrała to samą szkołę co Moni. Po paru latach, jako inspektor z wybitnymi wynikami, zostaje skierowana przez Kabayoshiego, pod naleganiem ministra Obrony Węwnetrznej do sprawy o której jest ta g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Domy_3f_lnie" style:display-name="WW-Domy?lnie" style:family="paragraph">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Win32 OpenOffice.org_project/411m6$Build-9775</meta:generator>
    <dc:date>2015-12-21T10:31:50.32</dc:date>
    <meta:document-statistic meta:table-count="0" meta:image-count="0" meta:object-count="0" meta:page-count="3" meta:paragraph-count="11" meta:word-count="1287" meta:character-count="8439"/>
    <meta:user-defined meta:name="Info 1"/>
    <meta:user-defined meta:name="Info 2"/>
    <meta:user-defined meta:name="Info 3"/>
    <meta:user-defined meta:name="Info 4"/>
  </office:meta>
</office:document-meta>
</file>